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style:style style:name="T2" style:family="text">
      <style:text-properties fo:color="#ffffff" fo:font-family="'Times New Roman'" style:font-family-generic="roman" style:font-pitch="variable" fo:font-size="58pt" style:text-underline-style="solid" style:text-underline-width="auto" style:text-underline-color="font-color" fo:font-weight="bold"/>
    </style:style>
    <style:style style:name="T3" style:family="text">
      <style:text-properties fo:color="#ffffff" fo:font-family="'Times New Roman'" style:font-family-generic="roman" style:font-pitch="variable" fo:font-size="58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Jesteśmy piękni</text:span><text:span text:style-name="T1"><text:line-break/></text:span><text:span text:style-name="T1">Twoim pi</text:span><text:span text:style-name="T2">ę</text:span><text:span text:style-name="T1">knem, P</text:span><text:span text:style-name="T2">a</text:span><text:span text:style-name="T1">nie!</text:span><text:span text:style-name="T1"><text:line-break/></text:span><text:span text:style-name="T1">Jesteśmy piękni</text:span><text:span text:style-name="T1"><text:line-break/></text:span><text:span text:style-name="T1">Twoim pięknem, P</text:span><text:span text:style-name="T3">a</text:span><text:span text:style-name="T1">ni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2"><text:span text:style-name="T1">Ty otwierasz nasze </text:span><text:span text:style-name="T2">o</text:span><text:span text:style-name="T1">czy</text:span><text:span text:style-name="T1"><text:line-break/></text:span><text:span text:style-name="T1">na piękno Twoje P</text:span><text:span text:style-name="T2">a</text:span><text:span text:style-name="T1">nie!</text:span><text:span text:style-name="T1"><text:line-break/></text:span><text:span text:style-name="T1">Ty otwierasz nasze oczy,</text:span><text:span text:style-name="T1"><text:line-break/></text:span><text:span text:style-name="T1">P</text:span><text:span text:style-name="T2">a</text:span><text:span text:style-name="T1">nie!</text:span><text:span text:style-name="T1"><text:line-break/></text:span><text:span text:style-name="T1">Ty otwierasz nasze </text:span><text:span text:style-name="T2">o</text:span><text:span text:style-name="T1">czy</text:span><text:span text:style-name="T1"><text:line-break/></text:span><text:span text:style-name="T1">na piękno Twoje, P</text:span><text:span text:style-name="T2">a</text:span><text:span text:style-name="T1">nie!</text:span><text:span text:style-name="T1"><text:line-break/></text:span><text:span text:style-name="T1">Ty otwierasz nasze oczy,</text:span><text:span text:style-name="T1"><text:line-break/></text:span><text:span text:style-name="T1">P</text:span><text:span text:style-name="T2">a</text:span><text:span text:style-name="T1">nie</text:span><text:span text:style-name="T1"><text:line-break/></text:span><text:span text:style-name="T1">na Twoje piękn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9-01-30T18:03:15</meta:creation-date>
    <dc:creator>Roman Trzciński</dc:creator>
    <dc:date>2009-01-30T18:12:12</dc:date>
    <dc:language>pl-PL</dc:language>
    <meta:editing-cycles>4</meta:editing-cycles>
    <meta:editing-duration>PT8M5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